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fo:background-color="#66cc00"/>
    </style:style>
    <style:style style:name="ce3" style:family="table-cell" style:parent-style-name="Default">
      <style:table-cell-properties fo:background-color="#66cc00"/>
    </style:style>
    <style:style style:name="ce4" style:family="table-cell" style:parent-style-name="Default">
      <style:table-cell-properties fo:background-color="#ff3300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 fo:border="0.002cm solid 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ОТ</text:p>
          </table:table-cell>
          <table:table-cell table:style-name="ce2" office:value-type="date" office:date-value="2020-01-23">
            <text:p>23/1/2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ДО</text:p>
          </table:table-cell>
          <table:table-cell table:style-name="ce2" office:value-type="date" office:date-value="2021-01-25">
            <text:p>25/1/21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0(начальное раст)</text:p>
          </table:table-cell>
          <table:table-cell table:style-name="ce3" office:value-type="float" office:value="777">
            <text:p>7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Дней прошло</text:p>
          </table:table-cell>
          <table:table-cell table:style-name="ce4" table:formula="of:=[.C4]-[.C3]" office:value-type="float" office:value="368">
            <text:p>3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1/2 Период пп</text:p>
          </table:table-cell>
          <table:table-cell table:style-name="ce5" office:value-type="float" office:value="11018.5">
            <text:p>11018,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table:style-name="ce6" table:formula="of:=(2^(-([.C7]/(2*[.C8]))))*[.C6]" office:value-type="float" office:value="768.05808014355">
            <text:p>768,0580801436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.01.2021</text:date>, <text:time>02:43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5:36:45.03</meta:creation-date>
    <dc:date>2021-01-25T02:43:55.56</dc:date>
    <meta:editing-duration>P1DT6H43M54S</meta:editing-duration>
    <meta:editing-cycles>9</meta:editing-cycles>
    <meta:generator>OpenOffice/4.1.6$Win32 OpenOffice.org_project/416m1$Build-9790</meta:generator>
    <dc:creator>Squorpikkor </dc:creator>
    <meta:document-statistic meta:table-count="3" meta:cell-count="12" meta:object-count="0"/>
  </office:meta>
</office:document-meta>
</file>